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6.59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5.392cm"/>
    </style:style>
    <style:style style:name="co25" style:family="table-column">
      <style:table-column-properties fo:break-before="auto" style:column-width="14.351cm"/>
    </style:style>
    <style:style style:name="co8" style:family="table-column">
      <style:table-column-properties fo:break-before="auto" style:column-width="5.30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2.505cm"/>
    </style:style>
    <style:style style:name="co20" style:family="table-column">
      <style:table-column-properties fo:break-before="auto" style:column-width="3.51cm"/>
    </style:style>
    <style:style style:name="co26" style:family="table-column">
      <style:table-column-properties fo:break-before="auto" style:column-width="3.05cm"/>
    </style:style>
    <style:style style:name="co27" style:family="table-column">
      <style:table-column-properties fo:break-before="auto" style:column-width="3.104cm"/>
    </style:style>
    <style:style style:name="co28" style:family="table-column">
      <style:table-column-properties fo:break-before="auto" style:column-width="3.399cm"/>
    </style:style>
    <style:style style:name="co29" style:family="table-column">
      <style:table-column-properties fo:break-before="auto" style:column-width="2.958cm"/>
    </style:style>
    <style:style style:name="co30" style:family="table-column">
      <style:table-column-properties fo:break-before="auto" style:column-width="2.736cm"/>
    </style:style>
    <style:style style:name="co31" style:family="table-column">
      <style:table-column-properties fo:break-before="auto" style:column-width="2.695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0"/>
    <style:style style:name="ce10" style:family="table-cell" style:parent-style-name="Default" style:data-style-name="N41"/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4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0" table:number-columns-repeated="3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nternal/Ex?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Internal Slots</text:p>
          </table:table-cell>
          <table:table-cell office:value-type="string" calcext:value-type="string">
            <text:p>External Slot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office:value-type="string" calcext:value-type="string">
            <text:p>Thermal Co-eff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Discharge Time (Wh)</text:p>
          </table:table-cell>
          <table:table-cell office:value-type="string" calcext:value-type="string">
            <text:p>Resolution (MP)</text:p>
          </table:table-cell>
          <table:table-cell office:value-type="string" calcext:value-type="string">
            <text:p>Resolution(nm)</text:p>
          </table:table-cell>
          <table:table-cell office:value-type="string" calcext:value-type="string">
            <text:p>Min Wavelength (nm)</text:p>
          </table:table-cell>
          <table:table-cell office:value-type="string" calcext:value-type="string">
            <text:p>Max Wavelength (nm)</text:p>
          </table:table-cell>
          <table:table-cell office:value-type="string" calcext:value-type="string">
            <text:p>Field of View (deg)</text:p>
          </table:table-cell>
          <table:table-cell office:value-type="string" calcext:value-type="string">
            <text:p>Receiver Min (MHz)</text:p>
          </table:table-cell>
          <table:table-cell office:value-type="string" calcext:value-type="string">
            <text:p>Receiver Max</text:p>
          </table:table-cell>
          <table:table-cell office:value-type="string" calcext:value-type="string">
            <text:p>Transmitter Min</text:p>
          </table:table-cell>
          <table:table-cell office:value-type="string" calcext:value-type="string">
            <text:p>Transmitter Max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Bit Rate Down</text:p>
          </table:table-cell>
          <table:table-cell office:value-type="string" calcext:value-type="string">
            <text:p>Bit Rate Up</text:p>
          </table:table-cell>
          <table:table-cell office:value-type="string" calcext:value-type="string">
            <text:p>Data Storage (MB)</text:p>
          </table:table-cell>
          <table:table-cell office:value-type="string" calcext:value-type="string">
            <text:p>Code Storage (MB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ttitude Know (deg)</text:p>
          </table:table-cell>
          <table:table-cell office:value-type="string" calcext:value-type="string">
            <text:p>Attitude Control moment</text:p>
          </table:table-cell>
          <table:table-cell office:value-type="string" calcext:value-type="string">
            <text:p>Max Propulsion (mN)</text:p>
          </table:table-cell>
          <table:table-cell office:value-type="string" calcext:value-type="string">
            <text:p>Attitude Type</text:p>
          </table:table-cell>
          <table:table-cell office:value-type="string" calcext:value-type="string">
            <text:p>Axis control</text:p>
          </table:table-cell>
          <table:table-cell office:value-type="string" calcext:value-type="string">
            <text:p>Control Area (m^2)</text:p>
          </table:table-cell>
          <table:table-cell office:value-type="string" calcext:value-type="string">
            <text:p>Disposal time</text:p>
          </table:table-cell>
          <table:table-cell office:value-type="string" calcext:value-type="string">
            <text:p>Internal Comms</text:p>
          </table:table-cell>
          <table:table-cell office:value-type="string" calcext:value-type="string">
            <text:p>IntCommConn</text:p>
          </table:table-cell>
          <table:table-cell office:value-type="string" calcext:value-type="string">
            <text:p>Price ($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ure, CSS</text:p>
          </table:table-cell>
          <table:table-cell table:number-columns-repeated="3" office:value-type="float" office:value="0.0984" calcext:value-type="float">
            <text:p>0.09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476" calcext:value-type="float">
            <text:p>0.14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2952" calcext:value-type="float">
            <text:p>0.295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U structure, CSS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82" calcext:value-type="float">
            <text:p>0.268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.33" calcext:value-type="float">
            <text:p>1.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10" office:value-type="string" calcext:value-type="string">
            <text:p>1:0:6:1:2:0:0:0:0:0</text:p>
          </table:table-cell>
          <table:table-cell office:value-type="float" office:value="38500" calcext:value-type="float">
            <text:p>3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.48" calcext:value-type="float">
            <text:p>2.48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10" office:value-type="string" calcext:value-type="string">
            <text:p>1:0:6:1:2:0:0:0:0:0</text:p>
          </table:table-cell>
          <table:table-cell office:value-type="float" office:value="45500" calcext:value-type="float">
            <text:p>4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2208" calcext:value-type="float">
            <text:p>0.22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3.68" calcext:value-type="float">
            <text:p>3.68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10" office:value-type="string" calcext:value-type="string">
            <text:p>1:0:6:1:2:0:0:0:0:0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Cameras and Payload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noCam C1U, GOM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9.22" calcext:value-type="float">
            <text:p>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us 1000 Infrared, CSS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Nano Power P110A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ower P110A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ower P110B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ower P110B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ower P110C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ower P110C – U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IS Power Cell 1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:5:8</text:p>
          </table:table-cell>
          <table:table-cell office:value-type="float" office:value="2.3" calcext:value-type="float">
            <text:p>2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IS Power Cell 2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:5:8</text:p>
          </table:table-cell>
          <table:table-cell office:value-type="float" office:value="4.6" calcext:value-type="float">
            <text:p>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IS Power Cell 3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:5:8</text:p>
          </table:table-cell>
          <table:table-cell office:value-type="float" office:value="6.9" calcext:value-type="float">
            <text:p>6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40"/>
          <table:table-cell office:value-type="string" calcext:value-type="string">
            <text:p>Data Handling</text:p>
          </table:table-cell>
          <table:table-cell/>
        </table:table-row>
        <table:table-row table:style-name="ro1">
          <table:table-cell table:number-columns-repeated="40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light boards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160 High Perform Fligh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.5:12:28</text:p>
          </table:table-cell>
          <table:table-cell office:value-type="float" office:value="-5" calcext:value-type="float">
            <text:p>-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2:0:2:0:0:5:3:2:0: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1">
          <table:table-cell office:value-type="string" calcext:value-type="string">
            <text:p>NanoMind A712D Cubesa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ISIS Onboard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10" office:value-type="string" calcext:value-type="string">
            <text:p>1:2:8:0:0:0:0:0:1:0: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Cube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Q6 Processor Board</text:p>
          </table:table-cell>
          <table:table-cell office:value-type="float" office:value="0.038" calcext:value-type="float">
            <text:p>0.0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3:5.5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1:0:0:0:0:0:0:0:10</text:p>
          </table:table-cell>
          <table:table-cell office:value-type="float" office:value="18750" calcext:value-type="float">
            <text:p>187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table:number-columns-repeated="40"/>
          <table:table-cell office:value-type="float" office:value="7" calcext:value-type="float">
            <text:p>7</text:p>
          </table:table-cell>
          <table:table-cell table:style-name="ce11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1">
          <table:table-cell office:value-type="string" calcext:value-type="string">
            <text:p>ISIS VHF down, U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.5:12.5</text:p>
          </table:table-cell>
          <table:table-cell office:value-type="float" office:value="-1.7" calcext:value-type="float">
            <text:p>-1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250" calcext:value-type="float">
            <text:p>7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ISIS UHF down, V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5.0:18.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PGA</text:p>
          </table:table-cell>
        </table:table-row>
        <table:table-row table:style-name="ro1">
          <table:table-cell office:value-type="string" calcext:value-type="string">
            <text:p>ISIS TXS S-band dow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3:5</text:p>
          </table:table-cell>
          <table:table-cell office:value-type="float" office:value="-3.5" calcext:value-type="float">
            <text:p>-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Com U482C UHF Half-Dup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-5.5" calcext:value-type="float">
            <text:p>-5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PICO Tx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-1.5" calcext:value-type="float">
            <text:p>-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1060000" calcext:value-type="float">
            <text:p>106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Attitude Control Systems</text:p>
          </table:table-cell>
          <table:table-cell table:number-columns-repeated="11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CubeSens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3.3:5</text:p>
          </table:table-cell>
          <table:table-cell office:value-type="float" office:value="-0.36" calcext:value-type="float">
            <text:p>-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1.0:5</text:p>
          </table:table-cell>
          <table:table-cell office:value-type="float" office:value="-1" calcext:value-type="float">
            <text:p>-1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Magnetorquer Rod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Sun Sensor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Magnetorquer Board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A-60 2 axis Sun Sensor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36" calcext:value-type="float">
            <text:p>-0.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D-60 2 axis Sun Sensor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6" calcext:value-type="float">
            <text:p>-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780" calcext:value-type="float">
            <text:p>1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meter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1.0:6</text:p>
          </table:table-cell>
          <table:table-cell office:value-type="float" office:value="-1" calcext:value-type="float">
            <text:p>-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1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12.0:28.0</text:p>
          </table:table-cell>
          <table:table-cell office:value-type="float" office:value="-0.36" calcext:value-type="float">
            <text:p>-0.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995" calcext:value-type="float">
            <text:p>14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0.72" calcext:value-type="float">
            <text:p>-0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9995" calcext:value-type="float">
            <text:p>3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ine Sun Sensor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0:50</text:p>
          </table:table-cell>
          <table:table-cell office:value-type="float" office:value="-0.026" calcext:value-type="float">
            <text:p>-0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3:4:5:6</text:p>
          </table:table-cell>
          <table:table-cell office:value-type="float" office:value="-1" calcext:value-type="float">
            <text:p>-1</text:p>
          </table:table-cell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 Magnetorqu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Antenna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ployable Antenna CubeSat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nd Patch Antenna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Power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noPower P31U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.75" calcext:value-type="float">
            <text:p>3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4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.0:16.8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P31US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X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2:16.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5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5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1U5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2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2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2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3UEPS2-NB 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N-SWT-0035-C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:12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SBAT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SBAT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S-SBAT2-3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Propulsion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2000" calcext:value-type="float">
            <text:p>10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Deorbiter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ragE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.0945" calcext:value-type="float">
            <text:p>0.09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office:value-type="float" office:value="0.33" calcext:value-type="float">
            <text:p>0.33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LDO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 table:number-rows-repeated="1048488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efinitions" table:style-name="ta1">
        <office:forms form:automatic-focus="false" form:apply-design-mode="false"/>
        <table:table-column table:style-name="co5" table:number-columns-repeated="11" table:default-cell-style-name="Default"/>
        <table:table-row table:style-name="ro3">
          <table:table-cell office:value-type="string" calcext:value-type="string">
            <text:p>Types:</text:p>
          </table:table-cell>
          <table:table-cell table:number-columns-repeated="3"/>
          <table:table-cell office:value-type="string" calcext:value-type="string">
            <text:p>Control Types</text:p>
          </table:table-cell>
          <table:table-cell table:number-columns-repeated="2"/>
          <table:table-cell office:value-type="string" calcext:value-type="string">
            <text:p>Internal External</text:p>
          </table:table-cell>
          <table:table-cell/>
          <table:table-cell office:value-type="string" calcext:value-type="string">
            <text:p>Data Handling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n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ttitude Contr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trol-Mo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mote Sens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uster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mmand &amp; Dat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olar Panel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ntenn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pulsi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orbiter</text:p>
          </table:table-cell>
          <table:table-cell table:number-columns-repeated="9"/>
        </table:table-row>
      </table:table>
      <table:table table:name="Suppliers" table:style-name="ta1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" office:value-type="string" calcext:value-type="string">
            <text:p>Supplier Name</text:p>
          </table:table-cell>
          <table:table-cell table:style-name="ce8" office:value-type="string" calcext:value-type="string">
            <text:p>Supplier Website</text:p>
          </table:table-cell>
          <table:table-cell table:style-name="ce8"/>
          <table:table-cell table:style-name="ce8" office:value-type="string" calcext:value-type="string">
            <text:p>Satellite Developers</text:p>
          </table:table-cell>
          <table:table-cell table:style-name="ce8" office:value-type="string" calcext:value-type="string">
            <text:p>Developer Website</text:p>
          </table:table-cell>
          <table:table-cell table:style-name="ce8" office:value-type="string" calcext:value-type="string">
            <text:p>Kickstarter Details</text:p>
          </table:table-cell>
        </table:table-row>
        <table:table-row table:style-name="ro1">
          <table:table-cell office:value-type="string" calcext:value-type="string">
            <text:p>CubeSatShop</text:p>
          </table:table-cell>
          <table:table-cell office:value-type="string" calcext:value-type="string">
            <text:p>http://www.cubesatshop.com/</text:p>
          </table:table-cell>
          <table:table-cell/>
          <table:table-cell office:value-type="string" calcext:value-type="string">
            <text:p>Ardusat</text:p>
          </table:table-cell>
          <table:table-cell office:value-type="string" calcext:value-type="string">
            <text:p>http://www.ardusat.com/</text:p>
          </table:table-cell>
          <table:table-cell office:value-type="string" calcext:value-type="string">
            <text:p>https://www.kickstarter.com/projects/575960623/ardusat-your-arduino-experiment-in-space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http://www.isispace.n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ws Space</text:p>
          </table:table-cell>
          <table:table-cell office:value-type="string" calcext:value-type="string">
            <text:p>http://andrews-space.com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 Space</text:p>
          </table:table-cell>
          <table:table-cell office:value-type="string" calcext:value-type="string">
            <text:p>http://gomspace.com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8:42:56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3:04:03.319000000</meta:creation-date>
    <dc:date>2015-02-09T19:19:14.449000000</dc:date>
    <meta:editing-duration>PT5H20M44S</meta:editing-duration>
    <meta:editing-cycles>28</meta:editing-cycles>
    <meta:generator>LibreOffice/4.2.3.3$Windows_x86 LibreOffice_project/882f8a0a489bc99a9e60c7905a60226254cb6ff0</meta:generator>
    <meta:document-statistic meta:table-count="3" meta:cell-count="2482" meta:object-count="0"/>
  </office:meta>
</office:document-meta>
</file>